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05T11:24:50.438401245</dc:date>
    <meta:editing-duration>PT10H14M8S</meta:editing-duration>
    <meta:editing-cycles>136</meta:editing-cycles>
    <meta:generator>LibreOffice/7.3.7.2$Linux_X86_64 LibreOffice_project/30$Build-2</meta:generator>
    <meta:document-statistic meta:table-count="0" meta:image-count="0" meta:object-count="48" meta:page-count="8" meta:paragraph-count="207" meta:word-count="3275" meta:character-count="18983" meta:non-whitespace-character-count="1586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